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loext:graphic-properties draw:fill="solid" draw:fill-color="#000000" draw:opacity="100%"/>
      <style:paragraph-properties fo:text-align="justify" style:justify-single-word="false" fo:background-color="#000000"/>
      <style:text-properties fo:color="#ffffff" loext:opacity="100%" officeooo:rsid="001f35e0" officeooo:paragraph-rsid="00122837"/>
    </style:style>
    <style:style style:name="P2" style:family="paragraph" style:parent-style-name="Standard">
      <style:paragraph-properties fo:text-align="justify" style:justify-single-word="false"/>
      <style:text-properties officeooo:rsid="001f35e0" officeooo:paragraph-rsid="00122837"/>
    </style:style>
    <style:style style:name="P3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fo:color="#ffffff" loext:opacity="100%" fo:font-size="18pt" officeooo:rsid="00122837" officeooo:paragraph-rsid="00122837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officeooo:rsid="0004416a" officeooo:paragraph-rsid="00122837"/>
    </style:style>
    <style:style style:name="P5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officeooo:paragraph-rsid="00122837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>
      <style:paragraph-properties fo:text-align="justify" style:justify-single-word="false"/>
      <style:text-properties officeooo:rsid="001f35e0" officeooo:paragraph-rsid="00122837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T1" style:family="text">
      <style:text-properties fo:color="#ffffff" loext:opacity="100%" officeooo:rsid="0058faa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TENTICATION ::: LOGIN</text:p>
      <text:p text:style-name="P4"/>
      <text:p text:style-name="P5">Por que usar Redux (estado global) e não o estado local do componente? </text:p>
      <text:p text:style-name="P8">Quando fazes login, precisas guardar:</text:p>
      <text:list xml:id="list4151817121" text:style-name="L1">
        <text:list-item>
          <text:p text:style-name="P6">o <text:span text:style-name="Strong_20_Emphasis">token JWT</text:span> (para autenticar chamadas à API),</text:p>
        </text:list-item>
        <text:list-item>
          <text:p text:style-name="P6">as <text:span text:style-name="Strong_20_Emphasis">informações do usuário logado</text:span> (nome, email, id...),</text:p>
        </text:list-item>
        <text:list-item>
          <text:p text:style-name="P6">e o <text:span text:style-name="Strong_20_Emphasis">estado de autenticação</text:span> (se está logado, se está carregando, se houve erro etc.).</text:p>
        </text:list-item>
      </text:list>
      <text:p text:style-name="Text_20_body">Essas informações <text:span text:style-name="Strong_20_Emphasis">não pertencem só ao componente de Login</text:span>, mas sim a toda a aplicação.<text:line-break/>Por exemplo:</text:p>
      <text:list xml:id="list3177142074" text:style-name="L2">
        <text:list-item>
          <text:p text:style-name="P7">A Navbar precisa saber se o usuário está logado (para mostrar “Logout” em vez de “Login”);</text:p>
        </text:list-item>
        <text:list-item>
          <text:p text:style-name="P7">Páginas privadas precisam verificar o token;</text:p>
        </text:list-item>
        <text:list-item>
          <text:p text:style-name="P7">E as requisições Axios precisam anexar o token no header <text:span text:style-name="Source_20_Text">Authorization</text:span>.</text:p>
        </text:list-item>
      </text:list>
      <text:p text:style-name="Text_20_body">👉 Por isso, faz sentido guardar tudo isso <text:span text:style-name="Strong_20_Emphasis">no Redux</text:span>, um estado global acessível de qualquer componente.</text:p>
      <text:p text:style-name="P4"/>
      <text:p text:style-name="P5">Agora (2025):</text:p>
      <text:list xml:id="list50543117" text:style-name="L3">
        <text:list-item>
          <text:p text:style-name="P9">Usamos o <text:span text:style-name="Strong_20_Emphasis">Redux Toolkit</text:span> (<text:span text:style-name="Source_20_Text">@reduxjs/toolkit</text:span>)</text:p>
        </text:list-item>
        <text:list-item>
          <text:p text:style-name="P9">Criamos um <text:span text:style-name="Strong_20_Emphasis">slice</text:span> com <text:span text:style-name="Source_20_Text">createSlice()</text:span></text:p>
        </text:list-item>
        <text:list-item>
          <text:p text:style-name="P9">As <text:span text:style-name="Emphasis">actions</text:span> e o <text:span text:style-name="Emphasis">reducer</text:span> ficam no mesmo arquivo</text:p>
        </text:list-item>
        <text:list-item>
          <text:p text:style-name="P9">Podemos continuar usando <text:span text:style-name="Source_20_Text">redux-saga</text:span> ou <text:span text:style-name="Source_20_Text">createAsyncThunk</text:span> (mais moderno) para side-effects</text:p>
        </text:list-item>
      </text:list>
      <text:h text:style-name="P1" text:outline-level="2">O que muda aqui</text:h>
      <text:p text:style-name="Text_20_body">✅ <text:span text:style-name="Strong_20_Emphasis">Redux conectado:</text:span><text:line-break/>Chamamos <text:span text:style-name="Source_20_Text">dispatch(login({ email, password }))</text:span>, que executa a <text:span text:style-name="Source_20_Text">createAsyncThunk</text:span> no <text:span text:style-name="Source_20_Text">authSlice</text:span>.</text:p>
      <text:p text:style-name="Text_20_body">✅ <text:span text:style-name="Strong_20_Emphasis">Redirecionamento automático:</text:span><text:line-break/>Se o <text:span text:style-name="Source_20_Text">token</text:span> for definido no estado global, o <text:span text:style-name="Source_20_Text">useEffect</text:span> faz <text:span text:style-name="Source_20_Text">navigate('/dashboard')</text:span>.</text:p>
      <text:p text:style-name="Text_20_body">✅ <text:span text:style-name="Strong_20_Emphasis">Mensagens de UX boas:</text:span></text:p>
      <text:list xml:id="list619408600" text:style-name="L4">
        <text:list-item>
          <text:p text:style-name="P10">Validação local (e-mail e senha)</text:p>
        </text:list-item>
        <text:list-item>
          <text:p text:style-name="P10">Toast de erro e sucesso</text:p>
        </text:list-item>
        <text:list-item>
          <text:p text:style-name="P10">Estado <text:span text:style-name="Source_20_Text">loading</text:span> desativa o botão enquanto faz o login</text:p>
        </text:list-item>
      </text:list>
      <text:p text:style-name="P2"/>
      <text:h text:style-name="P1" text:outline-level="2"><text:soft-page-break/>Explicação rápida</text:h>
      <text:list xml:id="list3921170531" text:style-name="L5">
        <text:list-item>
          <text:p text:style-name="P11"><text:span text:style-name="Source_20_Text">useSelector((state) =&gt; state.auth?.token)</text:span> → lê o token de login do Redux.</text:p>
        </text:list-item>
        <text:list-item>
          <text:p text:style-name="P11"><text:span text:style-name="Source_20_Text">!!token</text:span> → converte o valor para booleano (<text:span text:style-name="Source_20_Text">true</text:span> se tiver token, <text:span text:style-name="Source_20_Text">false</text:span> se não tiver).</text:p>
        </text:list-item>
        <text:list-item>
          <text:p text:style-name="P11">O <text:span text:style-name="Source_20_Text">MyRoute</text:span> verifica se a rota é fechada (<text:span text:style-name="Source_20_Text">isClosed</text:span>) e se o usuário está logado (<text:span text:style-name="Source_20_Text">isLoggedIn</text:span>).</text:p>
        </text:list-item>
        <text:list-item>
          <text:p text:style-name="P11">Se <text:span text:style-name="Strong_20_Emphasis">não estiver logado</text:span>, redireciona automaticamente para <text:span text:style-name="Source_20_Text">/login</text:span>.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3T10:26:48.506000000</meta:creation-date>
    <dc:date>2025-11-03T11:27:50.194000000</dc:date>
    <meta:editing-duration>PT30M41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28" meta:word-count="276" meta:character-count="1651" meta:non-whitespace-character-count="1419"/>
  </office:meta>
</office:document-meta>
</file>